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text-align="end" style:justify-single-word="false"/>
      <style:text-properties style:font-name="Arial"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1"/>
      <text:p text:style-name="P2">Arne Lipfert and Arne Reimer, Germ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2T12:14:27</dc:date>
    <meta:generator>LibreOffice/3.3$Unix LibreOffice_project/330m19$Build-202</meta:generator>
    <meta:editing-duration>PT13M12S</meta:editing-duration>
    <meta:editing-cycles>3</meta:editing-cycles>
    <meta:document-statistic meta:table-count="0" meta:image-count="0" meta:object-count="0" meta:page-count="1" meta:paragraph-count="2" meta:word-count="70" meta:character-count="363"/>
  </office:meta>
</office:document-meta>
</file>